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189e" officeooo:paragraph-rsid="0008189e"/>
    </style:style>
    <style:style style:name="P2" style:family="paragraph" style:parent-style-name="Standard">
      <style:text-properties officeooo:rsid="000827a9" officeooo:paragraph-rsid="000827a9"/>
    </style:style>
    <style:style style:name="P3" style:family="paragraph" style:parent-style-name="Standard">
      <style:text-properties officeooo:rsid="00084fde" officeooo:paragraph-rsid="00084fde"/>
    </style:style>
    <style:style style:name="P4" style:family="paragraph" style:parent-style-name="Standard">
      <style:text-properties officeooo:rsid="00085fc9" officeooo:paragraph-rsid="00085fc9"/>
    </style:style>
    <style:style style:name="P5" style:family="paragraph" style:parent-style-name="Standard">
      <style:text-properties officeooo:rsid="000915f9" officeooo:paragraph-rsid="000915f9"/>
    </style:style>
    <style:style style:name="P6" style:family="paragraph" style:parent-style-name="Standard">
      <style:text-properties officeooo:rsid="000a8841" officeooo:paragraph-rsid="000a8841"/>
    </style:style>
    <style:style style:name="P7" style:family="paragraph" style:parent-style-name="Standard">
      <style:text-properties officeooo:rsid="000bea43" officeooo:paragraph-rsid="000bea43"/>
    </style:style>
    <style:style style:name="P8" style:family="paragraph" style:parent-style-name="Standard">
      <style:text-properties officeooo:rsid="000e627c" officeooo:paragraph-rsid="000e627c"/>
    </style:style>
    <style:style style:name="P9" style:family="paragraph" style:parent-style-name="Standard">
      <style:text-properties fo:font-weight="bold" officeooo:rsid="001000ef" officeooo:paragraph-rsid="001000ef" style:font-weight-asian="bold" style:font-weight-complex="bold"/>
    </style:style>
    <style:style style:name="P10" style:family="paragraph" style:parent-style-name="Standard">
      <style:paragraph-properties fo:margin-left="0.4925in" fo:margin-right="0in" fo:text-indent="0in" style:auto-text-indent="false"/>
      <style:text-properties officeooo:rsid="001000ef" officeooo:paragraph-rsid="001000ef"/>
    </style:style>
    <style:style style:name="P11" style:family="paragraph" style:parent-style-name="Standard">
      <style:paragraph-properties fo:margin-left="0.4925in" fo:margin-right="0in" fo:text-indent="0in" style:auto-text-indent="false"/>
      <style:text-properties officeooo:rsid="0011e72d" officeooo:paragraph-rsid="0011e72d"/>
    </style:style>
    <style:style style:name="P12" style:family="paragraph" style:parent-style-name="Standard">
      <style:paragraph-properties fo:margin-left="0.4925in" fo:margin-right="0in" fo:text-align="start" style:justify-single-word="false" fo:text-indent="0in" style:auto-text-indent="false"/>
      <style:text-properties fo:font-weight="normal" officeooo:rsid="0014078f" officeooo:paragraph-rsid="0014078f" style:font-weight-asian="normal" style:font-weight-complex="normal"/>
    </style:style>
    <style:style style:name="P13" style:family="paragraph" style:parent-style-name="Standard">
      <style:paragraph-properties fo:margin-left="0.4925in" fo:margin-right="0in" fo:text-align="start" style:justify-single-word="false" fo:text-indent="0in" style:auto-text-indent="false"/>
      <style:text-properties fo:font-weight="normal" officeooo:rsid="00182c24" officeooo:paragraph-rsid="00182c24" style:font-weight-asian="normal" style:font-weight-complex="normal"/>
    </style:style>
    <style:style style:name="P14" style:family="paragraph" style:parent-style-name="Standard">
      <style:paragraph-properties fo:margin-left="0in" fo:margin-right="0in" fo:text-align="start" style:justify-single-word="false" fo:text-indent="0in" style:auto-text-indent="false"/>
      <style:text-properties fo:font-weight="bold" officeooo:rsid="0011e72d" officeooo:paragraph-rsid="0011e72d" style:font-weight-asian="bold" style:font-weight-complex="bold"/>
    </style:style>
    <style:style style:name="P15" style:family="paragraph" style:parent-style-name="Standard">
      <style:paragraph-properties fo:margin-left="0in" fo:margin-right="0in" fo:text-align="start" style:justify-single-word="false" fo:text-indent="0in" style:auto-text-indent="false"/>
      <style:text-properties fo:font-weight="bold" officeooo:rsid="0014078f" officeooo:paragraph-rsid="0014078f" style:font-weight-asian="bold" style:font-weight-complex="bold"/>
    </style:style>
    <style:style style:name="P16" style:family="paragraph" style:parent-style-name="Standard">
      <style:paragraph-properties fo:margin-left="0in" fo:margin-right="0in" fo:text-align="start" style:justify-single-word="false" fo:text-indent="0in" style:auto-text-indent="false"/>
      <style:text-properties fo:font-weight="bold" officeooo:rsid="001b75e8" officeooo:paragraph-rsid="001b75e8" style:font-weight-asian="bold" style:font-weight-complex="bold"/>
    </style:style>
    <style:style style:name="P17" style:family="paragraph" style:parent-style-name="Standard">
      <style:paragraph-properties fo:margin-left="0in" fo:margin-right="0in" fo:text-align="start" style:justify-single-word="false" fo:text-indent="0in" style:auto-text-indent="false"/>
      <style:text-properties fo:font-weight="bold" officeooo:rsid="001cd73a" officeooo:paragraph-rsid="001cd73a" style:font-weight-asian="bold" style:font-weight-complex="bold"/>
    </style:style>
    <style:style style:name="P18" style:family="paragraph" style:parent-style-name="Standard">
      <style:paragraph-properties fo:margin-left="0in" fo:margin-right="0in" fo:text-align="start" style:justify-single-word="false" fo:text-indent="0in" style:auto-text-indent="false"/>
      <style:text-properties fo:font-weight="bold" officeooo:paragraph-rsid="001fde88" style:font-weight-asian="bold" style:font-weight-complex="bold"/>
    </style:style>
    <style:style style:name="P19" style:family="paragraph" style:parent-style-name="Standard">
      <style:paragraph-properties fo:margin-left="0in" fo:margin-right="0in" fo:text-align="start" style:justify-single-word="false" fo:text-indent="0in" style:auto-text-indent="false"/>
      <style:text-properties fo:font-weight="bold" officeooo:rsid="001fde88" officeooo:paragraph-rsid="001fde88" style:font-weight-asian="bold" style:font-weight-complex="bold"/>
    </style:style>
    <style:style style:name="P20" style:family="paragraph" style:parent-style-name="Standard">
      <style:paragraph-properties fo:margin-left="0in" fo:margin-right="0in" fo:text-align="start" style:justify-single-word="false" fo:text-indent="0in" style:auto-text-indent="false"/>
      <style:text-properties fo:font-weight="normal" officeooo:rsid="0014078f" officeooo:paragraph-rsid="0014078f" style:font-weight-asian="normal" style:font-weight-complex="normal"/>
    </style:style>
    <style:style style:name="P21" style:family="paragraph" style:parent-style-name="Standard">
      <style:paragraph-properties fo:margin-left="0in" fo:margin-right="0in" fo:text-align="start" style:justify-single-word="false" fo:text-indent="0in" style:auto-text-indent="false"/>
      <style:text-properties fo:font-weight="normal" officeooo:rsid="0014798f" officeooo:paragraph-rsid="0014798f" style:font-weight-asian="normal" style:font-weight-complex="normal"/>
    </style:style>
    <style:style style:name="P22" style:family="paragraph" style:parent-style-name="Standard">
      <style:paragraph-properties fo:margin-left="0in" fo:margin-right="0in" fo:text-align="start" style:justify-single-word="false" fo:text-indent="0in" style:auto-text-indent="false"/>
      <style:text-properties fo:font-weight="normal" officeooo:rsid="00182c24" officeooo:paragraph-rsid="00182c24" style:font-weight-asian="normal" style:font-weight-complex="normal"/>
    </style:style>
    <style:style style:name="P23" style:family="paragraph" style:parent-style-name="Standard">
      <style:paragraph-properties fo:margin-left="0in" fo:margin-right="0in" fo:text-align="start" style:justify-single-word="false" fo:text-indent="0in" style:auto-text-indent="false"/>
      <style:text-properties fo:font-weight="normal" officeooo:rsid="001b75e8" officeooo:paragraph-rsid="001b75e8" style:font-weight-asian="normal" style:font-weight-complex="normal"/>
    </style:style>
    <style:style style:name="P24" style:family="paragraph" style:parent-style-name="Standard">
      <style:paragraph-properties fo:margin-left="0in" fo:margin-right="0in" fo:text-align="start" style:justify-single-word="false" fo:text-indent="0in" style:auto-text-indent="false"/>
      <style:text-properties officeooo:paragraph-rsid="001fde88"/>
    </style:style>
    <style:style style:name="P25" style:family="paragraph" style:parent-style-name="Standard">
      <style:paragraph-properties fo:margin-left="0.9846in" fo:margin-right="0in" fo:text-align="start" style:justify-single-word="false" fo:text-indent="0in" style:auto-text-indent="false"/>
      <style:text-properties fo:font-weight="normal" officeooo:rsid="00182c24" officeooo:paragraph-rsid="00182c24" style:font-weight-asian="normal" style:font-weight-complex="normal"/>
    </style:style>
    <style:style style:name="P26" style:family="paragraph" style:parent-style-name="Heading_20_1">
      <style:text-properties officeooo:rsid="000bea43" officeooo:paragraph-rsid="000bea43"/>
    </style:style>
    <style:style style:name="T1" style:family="text">
      <style:text-properties officeooo:rsid="0008189e"/>
    </style:style>
    <style:style style:name="T2" style:family="text">
      <style:text-properties officeooo:rsid="001000ef"/>
    </style:style>
    <style:style style:name="T3" style:family="text">
      <style:text-properties officeooo:rsid="00115c0d"/>
    </style:style>
    <style:style style:name="T4" style:family="text">
      <style:text-properties fo:font-weight="normal" style:font-weight-asian="normal" style:font-weight-complex="normal"/>
    </style:style>
    <style:style style:name="T5" style:family="text">
      <style:text-properties fo:font-weight="normal" officeooo:rsid="001cd73a" style:font-weight-asian="normal" style:font-weight-complex="normal"/>
    </style:style>
    <style:style style:name="T6" style:family="text">
      <style:text-properties fo:font-size="11pt" style:text-underline-style="none" fo:font-weight="bold" style:font-size-asian="11pt" style:font-weight-asian="bold" style:font-size-complex="11pt" style:font-weight-complex="bold"/>
    </style:style>
    <style:style style:name="T7" style:family="text">
      <style:text-properties officeooo:rsid="0014798f"/>
    </style:style>
    <style:style style:name="T8" style:family="text">
      <style:text-properties officeooo:rsid="0016754b"/>
    </style:style>
    <style:style style:name="T9" style:family="text">
      <style:text-properties officeooo:rsid="0019780c"/>
    </style:style>
    <style:style style:name="T10" style:family="text">
      <style:text-properties officeooo:rsid="001a8a82"/>
    </style:style>
    <style:style style:name="T11" style:family="text">
      <style:text-properties officeooo:rsid="001cd7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pan text:style-name="T1">subset of vertices such that every two vertices in the subset are connected by an edge</text:span></text:p>
      <text:p text:style-name="Standard">- <text:span text:style-name="T1">NP-complete to find a clique of a given size</text:span></text:p>
      <text:p text:style-name="Standard">- <text:span text:style-name="T1">maximal clique is a clique that cannot be extended by including one more adjacent vertex, that is, a clique which does not exist exclusively within the vertex set of a larger clique.</text:span></text:p>
      <text:p text:style-name="Standard">- <text:span text:style-name="T1">maximum clique is a clique of the largest possible size in a given graph.</text:span></text:p>
      <text:p text:style-name="Standard"/>
      <text:p text:style-name="P1"><text:a xlink:type="simple" xlink:href="http://www.sciencedirect.com/science/article/pii/S0743731509000082">http://www.sciencedirect.com/science/article/pii/S0743731509000082</text:a></text:p>
      <text:p text:style-name="P1"><text:a xlink:type="simple" xlink:href="http://on-demand.gputechconf.com/gtc/2014/presentations/S4510-maximal-clique-enumeration-problem-cbir.pdf">http://on-demand.gputechconf.com/gtc/2014/presentations/S4510-maximal-clique-enumeration-problem-cbir.pdf</text:a></text:p>
      <text:p text:style-name="P2"><text:a xlink:type="simple" xlink:href="http://0-ieeexplore.ieee.org.innopac.library.unr.edu/stamp/stamp.jsp?tp=&amp;arnumber=6871746">http://0-ieeexplore.ieee.org.innopac.library.unr.edu/stamp/stamp.jsp?tp=&amp;arnumber=6871746</text:a></text:p>
      <text:p text:style-name="P3"><text:a xlink:type="simple" xlink:href="http://www.dcs.gla.ac.uk/~pat/maxClique/distribution/TR-2012-333.pdf">http://www.dcs.gla.ac.uk/~pat/maxClique/distribution/TR-2012-333.pdf</text:a></text:p>
      <text:p text:style-name="P4"><text:a xlink:type="simple" xlink:href="http://cdn.intechopen.com/pdfs-wm/12929.pdf">http://cdn.intechopen.com/pdfs-wm/12929.pdf</text:a></text:p>
      <text:p text:style-name="P5"><text:a xlink:type="simple" xlink:href="http://0-ieeexplore.ieee.org.innopac.library.unr.edu/stamp/stamp.jsp?tp=&amp;arnumber=6270722">http://0-ieeexplore.ieee.org.innopac.library.unr.edu/stamp/stamp.jsp?tp=&amp;arnumber=6270722</text:a></text:p>
      <text:p text:style-name="P6"><text:a xlink:type="simple" xlink:href="http://0-ieeexplore.ieee.org.innopac.library.unr.edu/xpls/abs_all.jsp?arnumber=6650952">http://0-ieeexplore.ieee.org.innopac.library.unr.edu/xpls/abs_all.jsp?arnumber=6650952</text:a></text:p>
      <text:p text:style-name="P7"><text:a xlink:type="simple" xlink:href="../../../Downloads/LessonsLearnedfromExploringtheBacktrackingParadigmontheGPU.pdf">file:///home/matt/Downloads/LessonsLearnedfromExploringtheBacktrackingParadigmontheGPU.pdf</text:a></text:p>
      <text:p text:style-name="P7"/>
      <text:h text:style-name="P26" text:outline-level="1"><text:a xlink:type="simple" xlink:href="http://0-unr.summon.serialssolutions.com.innopac.library.unr.edu/2.0.0/link/0/eLvHCXMwjV3_S90wED9kg-EY23Rb132BwvaT0q5J028ggshEmE-QKch-KUmabI_1VfesoP_97tL2PZ0O_PHCtQl3yd3ly30OIOFRHP5jE5iuuRFW6EzY3HKT21RwXlp0b9pYG7tcZT75wY_2xcEK8MVJRvs7Gi8ond1epr6hH6YnVbgZRh8YXqMVJlwRnNHfD09HW5yxvoIkKyg3SOR8vNe87w-3PdPY670OydnSvReLrO44vDNSjJvbs9vwSH3tq__2_xKeD0FosNPPmjVYMe06PL0BTYjUZIHnevEKDnbaYOqOH0wdqGkXbKltAg1vGtNsfVHbgbmS2rXO5NV0djlzjUjqhvBhHSWbn2fzafdr9hpO9r4e7-6HQx2GULMkE2FhOSoNI61MKxZLmxpZJkooJpXG8JLVBfq_LM8zU4hCxzotGOpaxSapkSxl8gaeSXqv33Yur6_24LHFxWU8cngeStSDJ6fltwL1P-nJtZGMLlzyWfSn81Cnbm2GaSTeQoBbV2EzyepSalHKVBptMi5ViTsmWarCh41RndV5j9xRLTGaSfYVyr4i2VfXPmyOylsyOx4KkKpBHxXxntfWh093uJEvGT7Jq4Q4ffh8c-YsOGkbSn4GzStF1D6wh7DtDpDtBFXQvXvQAN7DKnfFO-jF3Ad41M0vzUcModr5XzbqCF8" office:target-frame-name="_blank" xlink:show="new"><text:span text:style-name="T6">An improved bit parallel exact maximum clique algorithm</text:span></text:a></text:h>
      <text:p text:style-name="P8"><text:a xlink:type="simple" xlink:href="http://0-link.springer.com.innopac.library.unr.edu/article/10.1007%2Fs11590-011-0431-y">http://0-link.springer.com.innopac.library.unr.edu/article/10.1007%2Fs11590-011-0431-y</text:a></text:p>
      <text:p text:style-name="P8">- good compromise between computation overhead and tight bounding is obtained through approximate sequential vertex-coloring</text:p>
      <text:p text:style-name="P8">- BBMC combines efficient bit string operations with algorithmic improvement of keeping an initial non increasing degree ordering constant throughout the search.</text:p>
      <text:p text:style-name="P8">- bit-parllel algorithm which uses the ability of modern CPUs to compute bit masking operations in parallel the size of the ALU registers. Performs well even for large sparse instances where the overhead introduced by bit scanning and bit masking operations reaches its peak.</text:p>
      <text:p text:style-name="P8">- <text:span text:style-name="T2">bound improves on average if vertices are fed to COLOR by non increasing degree.</text:span></text:p>
      <text:p text:style-name="P8">- <text:span text:style-name="T2">switch from color ordering (output of color) to degree order (input to color in child subproblem) was achieved in constant time.</text:span></text:p>
      <text:p text:style-name="P9">Recoloring: </text:p>
      <text:p text:style-name="P10">- can reassign a vertex to a smaller color iff the following properties hold:</text:p>
      <text:p text:style-name="P10">1). There exists a vertex in another color that is adjacent to the vertex where w is the only member of the neighbor set of the vertex in that color.</text:p>
      <text:p text:style-name="P10">2). There exists a color class such that the found vertex is not adjacent to any other vertices in the color.</text:p>
      <text:p text:style-name="P10">- <text:span text:style-name="T3">only useful if the two new colors are less than the original color</text:span></text:p>
      <text:p text:style-name="P10">- <text:span text:style-name="T3">introduced overhead on the size of the candidate set and should only be applied selectively</text:span></text:p>
      <text:p text:style-name="P11">- only increases performance for high densities (p &gt;= 0.8) where phase tranisition does not make the instance trivial. Improvement ratio is never more than double</text:p>
      <text:p text:style-name="P11">- no advantages for small to medium sized graphs with low densities.</text:p>
      <text:p text:style-name="P11">- Lower peformance for large graphs because of useless overhead</text:p>
      <text:p text:style-name="P11"/>
      <text:p text:style-name="P14">An exact bit-parallel algorithm for the maximum clique problem </text:p>
      <text:p text:style-name="P20">- bit parallelism is an optimiazation technique which exploits the ability of the CPUs to copmute bit operations in parallel the size of the ALU register word R.</text:p>
      <text:p text:style-name="P20">- branch and bound algorithms perform systematic search pruning false solutions by computing bounds dynamically.</text:p>
      <text:p text:style-name="P15"/>
      <text:p text:style-name="P15"><text:soft-page-break/>Bit board</text:p>
      <text:p text:style-name="P12">- bit field, bitmap, bit string, bit vector</text:p>
      <text:p text:style-name="P12">- one dimensional data structure which stores individual bits in a compact form and is effective at exploiting bit-level parallelism in hardware to perofrm operations quickly (and reduce storage space).</text:p>
      <text:p text:style-name="P12">- reduces time complexity with regard to a standard encoding by a factor the size of the CPU word.</text:p>
      <text:p text:style-name="P12">- 1 indicates membership, 0 does not</text:p>
      <text:p text:style-name="P12">- forward bit scanning: finding the position of the least significant bit</text:p>
      <text:p text:style-name="P20">- <text:span text:style-name="T7">finding minimum coloring of a graph in NP-hard so, in practice, some form of approximate coloring has to be used.</text:span></text:p>
      <text:p text:style-name="P20">- <text:span text:style-name="T7">An elaborate coloring procedure can significantly reduce the search space but is also time-consuming</text:span></text:p>
      <text:p text:style-name="P20">- <text:span text:style-name="T7">the number of color classes greatly depends on the way vertices are selected</text:span></text:p>
      <text:p text:style-name="P21">- well known that the upper bound is tighter if the vertices presented to the approximate coloring procedure are ordered by non-increasing degree. (Less confilcts if first added nodes have less edges)</text:p>
      <text:p text:style-name="P21">- <text:span text:style-name="T8">obtains tighter bounds than other approximate coloring because it reorder the vertices in the input set U as they were presented initially (sorted by non-increasing degree).</text:span></text:p>
      <text:p text:style-name="P21"/>
      <text:p text:style-name="P22"><text:a xlink:type="simple" xlink:href="http://arxiv.org/pdf/1302.6256v2.pdf">http://arxiv.org/pdf/1302.6256v2.pdf</text:a></text:p>
      <text:p text:style-name="P22">- parallel max clique finder</text:p>
      <text:p text:style-name="P22">- branch and bound with novel and aggressive pruning strategies</text:p>
      <text:p text:style-name="P22">- starts by finding a large clique using a near linear-time heuristic.</text:p>
      <text:p text:style-name="P22"><text:tab/>- check for optimality, and terminates if optimal</text:p>
      <text:p text:style-name="P13">- heuristic clique in combination with tight upper bounds on largest clique is used to aggressivley prune the graph</text:p>
      <text:p text:style-name="P13">- use implicit graph edits and periodic full graph updates in order to keep implementation efficient</text:p>
      <text:p text:style-name="P13">- parallelize the search procedure</text:p>
      <text:p text:style-name="P25">- immediately communicate changes to upper and lower bounds on the size of maximum clique. As a result vertices with large search spaces can be pruned by other processes, which occassionally results in super linear speedup.</text:p>
      <text:p text:style-name="P22">- <text:span text:style-name="T9">initial heuristic step finds the largest clique in most cases</text:span></text:p>
      <text:p text:style-name="P22">- <text:span text:style-name="T9">k-core in a graph G is a vertex induced subgraph where all vertices have degree at least k. The core number of vertex v is the largest k such that v is in <text:s/>a k-core.</text:span></text:p>
      <text:p text:style-name="P22">- <text:span text:style-name="T10">Any neighborhood graph of a vertex within the largest clique has a clique of the same size within the neighborhood graph as well.</text:span></text:p>
      <text:p text:style-name="P22">- <text:span text:style-name="T10">computing tighter bounds requires slightly more than linear work. For Each vertex, a neighborhood graph must be <text:s/>formed. If a union is taken of all the neighborhood graphs, there is a vertex in some neighborhood graph for each edge in G.</text:span></text:p>
      <text:p text:style-name="P16">Initial Pruning</text:p>
      <text:p text:style-name="P23">- can eliminate all vertices with core numbers strictly less than the heuristic clique size w from search because a clique of size w +1 or larger must have vertices with core numbers a least w.</text:p>
      <text:p text:style-name="P23">- sometimes removes all of the graph.</text:p>
      <text:p text:style-name="P23">- reduces memory requirements significantly for most networks</text:p>
      <text:p text:style-name="P17">Parallelization</text:p>
      <text:p text:style-name="P17">- <text:span text:style-name="T4">assume each worker has copy of the graph and distribute vertices</text:span></text:p>
      <text:p text:style-name="P24"><text:span text:style-name="T5">- workers communicate bounds whenever they find a clique and whever they remove a vertex from the</text:span></text:p>
      <text:p text:style-name="P24"/>
      <text:p text:style-name="P18"><text:span text:style-name="T11"><text:s/></text:span><text:bookmark text:name="title"/>A parallel branch and bound algorithm for the maximum labelled clique problem</text:p>
      <text:p text:style-name="P19"><text:soft-page-break/>http://0-ieeexplore.ieee.org.innopac.library.unr.edu/xpls/abs_all.jsp?arnumber=6632645&amp;tag=1</text:p>
      <text:p text:style-name="P17"><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1T18:12:18.050787587</meta:creation-date>
    <dc:date>2015-03-21T23:56:25.020689936</dc:date>
    <meta:editing-duration>P1DT10H39M41S</meta:editing-duration>
    <meta:editing-cycles>9</meta:editing-cycles>
    <meta:generator>LibreOffice/4.2.7.2$Linux_X86_64 LibreOffice_project/420m0$Build-2</meta:generator>
    <meta:document-statistic meta:table-count="0" meta:image-count="0" meta:object-count="0" meta:page-count="3" meta:paragraph-count="64" meta:word-count="914" meta:character-count="6183" meta:non-whitespace-character-count="5327"/>
  </office:meta>
</office:document-meta>
</file>